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_33__20_Dashes_20_3_20_Dots_20__28_var_29_" svg:stroke-color="#ff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862cm"/>
    </style:style>
    <style:style style:name="gr8" style:family="graphic" style:parent-style-name="standard">
      <style:graphic-properties draw:stroke="none" svg:stroke-color="#000000" draw:fill="none" draw:fill-color="#ffffff" fo:min-height="0.742cm"/>
    </style:style>
    <style:style style:name="gr9" style:family="graphic" style:parent-style-name="standard">
      <style:graphic-properties draw:stroke="none" svg:stroke-color="#000000" draw:fill="none" draw:fill-color="#ffffff" fo:min-height="0.758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stroke="dash" draw:stroke-dash="Dashed_20__28_var_29_" svg:stroke-color="#ff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651cm" svg:x="4.061cm" svg:y="1.448cm">
          <text:p text:style-name="P1">2 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51cm" svg:height="1.651cm" svg:x="0.152cm" svg:y="4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4.569cm" svg:y="6.2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9.395cm" svg:y="5.89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9.014cm" svg:y="1.32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0.978cm" svg:y1="4.525cm" svg:x2="4.061cm" svg:y2="2.274cm" draw:start-shape="id1" draw:start-glue-point="4" draw:end-shape="id2" draw:end-glue-point="6" svg:d="m978 4525c0-1501 1027-2251 3083-2251" svg:viewBox="0 0 3084 2252">
          <text:p text:style-name="P1">A</text:p>
          <text:p text:style-name="P1"/>
        </draw:connector>
        <draw:connector draw:style-name="gr3" draw:text-style-name="P1" draw:layer="layout" draw:type="curve" svg:x1="5.471cm" svg:y1="1.689cm" svg:x2="9.014cm" svg:y2="2.147cm" draw:start-shape="id2" draw:start-glue-point="11" draw:end-shape="id3" draw:end-glue-point="6" svg:d="m5471 1689c2838 0 1067 458 3543 458" svg:viewBox="0 0 3544 459">
          <text:p text:style-name="P1">B</text:p>
          <text:p text:style-name="P1"/>
        </draw:connector>
        <draw:connector draw:style-name="gr3" draw:text-style-name="P1" draw:layer="layout" draw:type="curve" svg:x1="4.887cm" svg:y1="3.099cm" svg:x2="5.394cm" svg:y2="6.274cm" draw:start-shape="id2" draw:start-glue-point="8" draw:end-shape="id4" svg:d="m4887 3099c0 2380 507 793 507 3175" svg:viewBox="0 0 508 3176">
          <text:p text:style-name="P1">C</text:p>
          <text:p text:style-name="P1"/>
        </draw:connector>
        <draw:connector draw:style-name="gr3" draw:text-style-name="P1" draw:layer="layout" draw:type="curve" draw:line-skew="0.521cm" svg:x1="9.84cm" svg:y1="2.972cm" svg:x2="10.221cm" svg:y2="5.893cm" draw:start-shape="id3" draw:start-glue-point="8" draw:end-shape="id5" draw:end-glue-point="4" svg:d="m9840 2972c0 2971 381 1511 381 2921" svg:viewBox="0 0 382 2922">
          <text:p text:style-name="P1"><text:s/>F</text:p>
          <text:p text:style-name="P1"/>
        </draw:connector>
        <draw:connector draw:style-name="gr3" draw:text-style-name="P1" draw:layer="layout" draw:type="curve" svg:x1="4.569cm" svg:y1="7.1cm" svg:x2="0.978cm" svg:y2="6.176cm" draw:start-shape="id4" draw:start-glue-point="6" draw:end-shape="id1" draw:end-glue-point="8" svg:d="m4569 7100c-2394 0-3591-308-3591-924" svg:viewBox="0 0 3592 925">
          <text:p text:style-name="P1">D</text:p>
          <text:p text:style-name="P1"/>
        </draw:connector>
        <draw:connector draw:style-name="gr3" draw:text-style-name="P1" draw:layer="layout" draw:type="curve" svg:x1="6.22cm" svg:y1="7.099cm" svg:x2="9.395cm" svg:y2="6.719cm" draw:start-shape="id4" draw:end-shape="id5" draw:end-glue-point="6" svg:d="m6220 7099c2380 0 793-380 3175-380" svg:viewBox="0 0 3176 381">
          <text:p text:style-name="P1">E</text:p>
          <text:p text:style-name="P1"/>
        </draw:connector>
        <draw:custom-shape draw:style-name="gr2" draw:text-style-name="P1" xml:id="id6" draw:id="id6" draw:layer="layout" svg:width="1.651cm" svg:height="1.651cm" svg:x="12.57cm" svg:y="3.35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65cm" svg:y1="2.147cm" svg:x2="13.396cm" svg:y2="3.353cm" draw:start-shape="id3" draw:start-glue-point="10" draw:end-shape="id6" draw:end-glue-point="4" svg:d="m10665 2147c1821 0 2731 402 2731 1206" svg:viewBox="0 0 2732 1207">
          <text:p text:style-name="P1">G</text:p>
          <text:p text:style-name="P1"/>
        </draw:connector>
        <draw:connector draw:style-name="gr4" draw:text-style-name="P1" draw:layer="layout" draw:type="curve" svg:x1="11.046cm" svg:y1="6.719cm" svg:x2="13.396cm" svg:y2="5.004cm" draw:start-shape="id5" draw:start-glue-point="10" draw:end-shape="id6" draw:end-glue-point="8" svg:d="m11046 6719c1567 0 2350-571 2350-1715" svg:viewBox="0 0 2351 1716">
          <text:p/>
        </draw:connector>
        <draw:custom-shape draw:style-name="gr5" draw:text-style-name="P1" draw:layer="layout" svg:width="1.651cm" svg:height="1.651cm" svg:x="0.632cm" svg:y="8.72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664cm" svg:height="0.962cm" svg:x="3.518cm" svg:y="9.07cm">
          <draw:text-box>
            <text:p>Состояние</text:p>
          </draw:text-box>
        </draw:frame>
        <draw:line draw:style-name="gr3" draw:text-style-name="P1" draw:layer="layout" svg:x1="0.251cm" svg:y1="13.84cm" svg:x2="2.664cm" svg:y2="13.84cm">
          <text:p text:style-name="P1">A</text:p>
          <text:p text:style-name="P1"/>
        </draw:line>
        <draw:frame draw:style-name="gr7" draw:layer="layout" svg:width="5.896cm" svg:height="1.112cm" svg:x="3.518cm" svg:y="13.255cm">
          <draw:text-box>
            <text:p>Помеченная дуга</text:p>
          </draw:text-box>
        </draw:frame>
        <draw:frame draw:style-name="gr8" draw:layer="layout" svg:width="17.145cm" svg:height="0.992cm" svg:x="-0.003cm" svg:y="15.01cm">
          <draw:text-box>
            <text:p>S – стартовое состояние. Всегда начинаем с него</text:p>
          </draw:text-box>
        </draw:frame>
        <draw:frame draw:style-name="gr9" draw:layer="layout" svg:width="14.551cm" svg:height="1.008cm" svg:x="-0.057cm" svg:y="16.25cm">
          <draw:text-box>
            <text:p>P={5, 6} – принимающие состояния</text:p>
          </draw:text-box>
        </draw:frame>
        <draw:frame draw:style-name="gr10" draw:text-style-name="P1" draw:layer="layout" svg:width="17.907cm" svg:height="1.397cm" svg:x="-0.765cm" svg:y="0.081cm">
          <draw:text-box>
            <text:p text:style-name="P1">Входная строка: <text:span text:style-name="T1">bgfklm135.....</text:span></text:p>
          </draw:text-box>
        </draw:frame>
        <draw:custom-shape draw:style-name="gr11" draw:text-style-name="P1" draw:layer="layout" svg:width="1.651cm" svg:height="1.651cm" svg:x="0.632cm" svg:y="10.7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8.063cm" svg:height="0.962cm" svg:x="3.519cm" svg:y="11.17cm">
          <draw:text-box>
            <text:p>Принимающее состояни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30T16:51:38.774751108</dc:date>
    <meta:editing-duration>PT1M10S</meta:editing-duration>
    <meta:editing-cycles>4</meta:editing-cycles>
    <meta:generator>LibreOffice/4.1.4.2$Linux_X86_64 LibreOffice_project/410m0$Build-2</meta:generator>
    <dc:creator>Frodox </dc:creator>
    <meta:document-statistic meta:object-count="23"/>
  </office:meta>
</office:document-meta>
</file>